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CC8436B5FEBC2177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786cm, 2.204cm, 12.079cm, 7.101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17cm" svg:height="23.988cm" svg:x="0.892cm" svg:y="1.992cm">
          <draw:image xlink:href="Pictures/10000000000005E8000007E0CC8436B5FEBC217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2-16T15:40:58.928926076</dc:date>
    <meta:editing-duration>PT3M38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